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5" table:style-name="ta1">
        <table:shapes>
          <draw:frame draw:z-index="0" draw:style-name="gr1" draw:text-style-name="P1" svg:width="15.999cm" svg:height="8.999cm" svg:x="2.05cm" svg:y="0.1cm">
            <draw:object draw:notify-on-update-of-ranges="TESTE5.B1:TESTE5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2cm" svg:height="9.005cm" svg:x="16.214cm" svg:y="0.212cm">
            <draw:object draw:notify-on-update-of-ranges="TESTE5.C1:TESTE5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010" calcext:value-type="float">
            <text:p>4901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80" calcext:value-type="float">
            <text:p>2618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20" calcext:value-type="float">
            <text:p>1112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64" calcext:value-type="float">
            <text:p>716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1" calcext:value-type="float">
            <text:p>1000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65" calcext:value-type="float">
            <text:p>616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95" calcext:value-type="float">
            <text:p>799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21" calcext:value-type="float">
            <text:p>452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50" calcext:value-type="float">
            <text:p>305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20" calcext:value-type="float">
            <text:p>212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6" calcext:value-type="float">
            <text:p>166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8" calcext:value-type="float">
            <text:p>105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7" calcext:value-type="float">
            <text:p>43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4" calcext:value-type="float">
            <text:p>38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0:50:13.709877542</dc:date>
    <meta:editing-duration>PT1M27S</meta:editing-duration>
    <meta:editing-cycles>1</meta:editing-cycles>
    <meta:document-statistic meta:table-count="1" meta:cell-count="22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5 - AVALIAÇÕES</text:p>
        </chart:title>
        <chart:plot-area chart:style-name="ch3" table:cell-range-address="TESTE5.B1:TESTE5.B75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TESTE5.B1:TESTE5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010">
                <text:p>49010</text:p>
                <draw:g>
                  <svg:desc>TESTE5.B1:TESTE5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4">
                <text:p>7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title svg:x="4.832cm" svg:y="0.316cm" chart:style-name="ch2">
          <text:p>MOCHILA TESTE 5 - FITNESS</text:p>
        </chart:title>
        <chart:plot-area chart:style-name="ch3" table:cell-range-address="TESTE5.C1:TESTE5.C75" svg:x="1.331cm" svg:y="1.275cm" svg:width="14.372cm" svg:height="6.57cm">
          <chart:coordinate-region svg:x="2.138cm" svg:y="1.474cm" svg:width="13.565cm" svg:height="5.579cm"/>
          <chart:axis chart:dimension="x" chart:name="primary-x" chart:style-name="ch4">
            <chart:title svg:x="7.56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TESTE5.C1:TESTE5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">
                <text:p>404</text:p>
                <draw:g>
                  <svg:desc>TESTE5.C1:TESTE5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